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df778" officeooo:paragraph-rsid="000df778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9/ 573 = 0.01570680628272251308900523560209</text:p>
      <text:p text:style-name="Preformatted_20_Text">Title,<text:span text:style-name="T2"> flying goat pose.</text:span></text:p>
      <text:p text:style-name="Preformatted_20_Text">With that rear leg lifted, index fingers growing out of your skull.</text:p>
      <text:p text:style-name="Preformatted_20_Text">Straighten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<text:span text:style-name="T2">generous electric</text:span>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, where we practiced itself,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 third of the company that worked in Boston, they promised to install</text:p>
      <text:p text:style-name="Preformatted_20_Text">a salad bar in our cafeteria.</text:p>
      <text:p text:style-name="Preformatted_20_Text">Since an ad employees paid use fees for the fitness center, we guessed the company believed</text:p>
      <text:p text:style-name="Preformatted_20_Text">all was fair.</text:p>
      <text:p text:style-name="Preformatted_20_Text"><text:span text:style-name="T2">They</text:span> <text:span text:style-name="T2">were</text:span> <text:span text:style-name="T2">in</text:span> <text:span text:style-name="T2">suit</text:span> <text:span text:style-name="T2">or</text:span> ruckus.</text:p>
      <text:p text:style-name="Preformatted_20_Text">When the dust settled, we got a fitness center, but we would not get a pool.</text:p>
      <text:p text:style-name="Preformatted_20_Text">And the 45 minute 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 hour and 15 minute lunch hour.</text:p>
      <text:p text:style-name="Preformatted_20_Text">And sometime in the late 1990s, we began yoga classes.</text:p>
      <text:p text:style-name="Preformatted_20_Text">We never forgot the salad bar, and we used an hour and 15 minutes to make a 45 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One of our family was not practicing community yoga.</text:p>
      <text:p text:style-name="Preformatted_20_Text"><text:soft-page-break/>Mark had begun teaching this class a few years previously.</text:p>
      <text:p text:style-name="Preformatted_20_Text">He began to think.</text:p>
      <text:p text:style-name="Preformatted_20_Text">Not unlike a good old shaming<text:span text:style-name="T2"> Mark</text:span>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Bend with your knees bent deeply to protect your low back.</text:p>
      <text:p text:style-name="Preformatted_20_Text">Lower your torso into a forward fold.</text:p>
      <text:p text:style-name="Preformatted_20_Text"><text:span text:style-name="T2">Also</text:span> rest on thighs.</text:p>
      <text:p text:style-name="Preformatted_20_Text">Now extend one leg backwards towards a runner's lunch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9T03:50:54.236000000</dc:date>
    <meta:editing-duration>PT16M41S</meta:editing-duration>
    <meta:editing-cycles>1</meta:editing-cycles>
    <meta:document-statistic meta:table-count="0" meta:image-count="0" meta:object-count="0" meta:page-count="2" meta:paragraph-count="63" meta:word-count="588" meta:character-count="3190" meta:non-whitespace-character-count="2665"/>
  </office:meta>
</office:document-meta>
</file>